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6d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6" style:family="graphic" style:parent-style-name="OptionalDeco">
      <style:graphic-properties fo:min-height="0.55cm" fo:min-width="3.734cm"/>
      <style:paragraph-properties style:writing-mode="lr-tb"/>
    </style:style>
    <style:style style:name="gr167" style:family="graphic" style:parent-style-name="OptionalDeco">
      <style:graphic-properties fo:min-height="0.549cm" fo:min-width="3.693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2" style:family="graphic" style:parent-style-name="standard">
      <style:graphic-properties draw:stroke="none" draw:fill="none" fo:min-height="2.365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RequiredClass">
      <style:graphic-properties fo:min-height="0.55cm" fo:min-width="3.329cm"/>
      <style:paragraph-properties style:writing-mode="lr-tb"/>
    </style:style>
    <style:style style:name="gr177" style:family="graphic" style:parent-style-name="RequiredClass">
      <style:graphic-properties fo:min-height="0.55cm" fo:min-width="3.328cm"/>
      <style:paragraph-properties style:writing-mode="lr-tb"/>
    </style:style>
    <style:style style:name="gr178" style:family="graphic" style:parent-style-name="RequiredClass">
      <style:graphic-properties fo:min-height="0.55cm" fo:min-width="3.325cm"/>
      <style:paragraph-properties style:writing-mode="lr-tb"/>
    </style:style>
    <style:style style:name="gr179" style:family="graphic" style:parent-style-name="standard">
      <style:graphic-properties draw:stroke="none" draw:fill="none" fo:min-height="1.486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draw:fill="none" fo:min-height="6.699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3" style:family="graphic" style:parent-style-name="RequiredClass">
      <style:graphic-properties fo:min-height="0.549cm" fo:min-width="3.039cm"/>
      <style:paragraph-properties style:writing-mode="lr-tb"/>
    </style:style>
    <style:style style:name="gr194" style:family="graphic" style:parent-style-name="RequiredClass">
      <style:graphic-properties fo:min-height="0.55cm" fo:min-width="3.66cm"/>
      <style:paragraph-properties style:writing-mode="lr-tb"/>
    </style:style>
    <style:style style:name="gr195" style:family="graphic" style:parent-style-name="RequiredClass">
      <style:graphic-properties fo:min-height="0.55cm" fo:min-width="2.765cm"/>
      <style:paragraph-properties style:writing-mode="lr-tb"/>
    </style:style>
    <style:style style:name="gr196" style:family="graphic" style:parent-style-name="RequiredClass">
      <style:graphic-properties fo:min-height="0.55cm" fo:min-width="2.586cm"/>
      <style:paragraph-properties style:writing-mode="lr-tb"/>
    </style:style>
    <style:style style:name="gr197" style:family="graphic" style:parent-style-name="RequiredClass">
      <style:graphic-properties fo:min-height="0.55cm" fo:min-width="1.776cm"/>
      <style:paragraph-properties style:writing-mode="lr-tb"/>
    </style:style>
    <style:style style:name="gr198" style:family="graphic" style:parent-style-name="OptionalDeco">
      <style:graphic-properties fo:min-height="0.55cm" fo:min-width="3.694cm"/>
      <style:paragraph-properties style:writing-mode="lr-tb"/>
    </style:style>
    <style:style style:name="gr199" style:family="graphic" style:parent-style-name="RequiredClass">
      <style:graphic-properties fo:min-height="0.55cm" fo:min-width="2.208cm"/>
      <style:paragraph-properties style:writing-mode="lr-tb"/>
    </style:style>
    <style:style style:name="gr200" style:family="graphic" style:parent-style-name="RequiredClass">
      <style:graphic-properties fo:min-height="0.55cm" fo:min-width="2.996cm"/>
      <style:paragraph-properties style:writing-mode="lr-tb"/>
    </style:style>
    <style:style style:name="gr201" style:family="graphic" style:parent-style-name="OptionalDeco">
      <style:graphic-properties draw:fill-color="#ffffff"/>
      <style:paragraph-properties style:writing-mode="lr-tb"/>
    </style:style>
    <style:style style:name="gr202" style:family="graphic" style:parent-style-name="RequiredClass">
      <style:graphic-properties draw:fill-color="#ffa6a6"/>
      <style:paragraph-properties style:writing-mode="lr-tb"/>
    </style:style>
    <style:style style:name="gr203" style:family="graphic" style:parent-style-name="RequiredClass">
      <style:graphic-properties fo:min-height="0.55cm" fo:min-width="3.513cm"/>
      <style:paragraph-properties style:writing-mode="lr-tb"/>
    </style:style>
    <style:style style:name="gr204" style:family="graphic" style:parent-style-name="standard">
      <style:graphic-properties draw:stroke="none" draw:fill="none" fo:min-height="0.85cm"/>
      <style:paragraph-properties style:writing-mode="lr-tb"/>
    </style:style>
    <style:style style:name="gr205" style:family="graphic" style:parent-style-name="standard">
      <style:graphic-properties draw:stroke="none" draw:fill="none" fo:min-height="0.395cm"/>
      <style:paragraph-properties style:writing-mode="lr-tb"/>
    </style:style>
    <style:style style:name="gr206" style:family="graphic" style:parent-style-name="standard">
      <style:graphic-properties draw:stroke="none" draw:fill="none" fo:min-height="0.789cm"/>
      <style:paragraph-properties style:writing-mode="lr-tb"/>
    </style:style>
    <style:style style:name="gr207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08" style:family="graphic" style:parent-style-name="standard">
      <style:graphic-properties draw:stroke="none" draw:fill="none" fo:min-height="4.026cm"/>
      <style:paragraph-properties style:writing-mode="lr-tb"/>
    </style:style>
    <style:style style:name="gr209" style:family="graphic" style:parent-style-name="OptionalDeco">
      <style:graphic-properties fo:min-height="0.55cm" fo:min-width="3.852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>
      <style:graphic-properties draw:stroke="none" draw:fill="none" fo:min-height="3.391cm"/>
      <style:paragraph-properties style:writing-mode="lr-tb"/>
    </style:style>
    <style:style style:name="gr214" style:family="graphic" style:parent-style-name="standard">
      <style:graphic-properties draw:stroke="none" draw:fill="none" fo:min-height="4.025cm"/>
      <style:paragraph-properties style:writing-mode="lr-tb"/>
    </style:style>
    <style:style style:name="gr215" style:family="graphic" style:parent-style-name="standard">
      <style:graphic-properties draw:stroke="none" draw:fill="none" fo:min-height="9.364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0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1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4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2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28" style:family="graphic" style:parent-style-name="RequiredClass">
      <style:graphic-properties fo:min-height="0.549cm" fo:min-width="3.792cm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1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2" style:family="graphic" style:parent-style-name="RequiredClass">
      <style:graphic-properties fo:min-height="0.504cm" fo:min-width="3.223cm"/>
      <style:paragraph-properties style:writing-mode="lr-tb"/>
    </style:style>
    <style:style style:name="gr233" style:family="graphic" style:parent-style-name="RequiredClass">
      <style:graphic-properties fo:min-height="0.505cm" fo:min-width="2.994cm"/>
      <style:paragraph-properties style:writing-mode="lr-tb"/>
    </style:style>
    <style:style style:name="gr234" style:family="graphic" style:parent-style-name="RequiredClass">
      <style:graphic-properties fo:min-height="0.504cm" fo:min-width="3.224cm"/>
      <style:paragraph-properties style:writing-mode="lr-tb"/>
    </style:style>
    <style:style style:name="gr235" style:family="graphic" style:parent-style-name="RequiredClass">
      <style:graphic-properties fo:min-height="0.504cm" fo:min-width="3.222cm"/>
      <style:paragraph-properties style:writing-mode="lr-tb"/>
    </style:style>
    <style:style style:name="gr236" style:family="graphic" style:parent-style-name="RequiredClass">
      <style:graphic-properties fo:min-height="0.549cm" fo:min-width="3.46cm"/>
      <style:paragraph-properties style:writing-mode="lr-tb"/>
    </style:style>
    <style:style style:name="gr237" style:family="graphic" style:parent-style-name="OptionalDeco">
      <style:graphic-properties fo:min-height="0.504cm" fo:min-width="3.224cm"/>
      <style:paragraph-properties style:writing-mode="lr-tb"/>
    </style:style>
    <style:style style:name="gr238" style:family="graphic" style:parent-style-name="OptionalDeco">
      <style:graphic-properties fo:min-height="0.504cm" fo:min-width="3.222cm"/>
      <style:paragraph-properties style:writing-mode="lr-tb"/>
    </style:style>
    <style:style style:name="gr239" style:family="graphic" style:parent-style-name="OptionalDeco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49cm" fo:min-width="4.329cm"/>
      <style:paragraph-properties style:writing-mode="lr-tb"/>
    </style:style>
    <style:style style:name="gr241" style:family="graphic" style:parent-style-name="OptionalDeco">
      <style:graphic-properties fo:min-height="0.504cm" fo:min-width="3.223cm"/>
      <style:paragraph-properties style:writing-mode="lr-tb"/>
    </style:style>
    <style:style style:name="gr242" style:family="graphic" style:parent-style-name="standard">
      <style:graphic-properties draw:stroke="none" draw:fill="none" fo:min-height="8.275cm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1" style:family="graphic" style:parent-style-name="OptionalDeco">
      <style:graphic-properties fo:min-height="0.55cm" fo:min-width="3.208cm"/>
      <style:paragraph-properties style:writing-mode="lr-tb"/>
    </style:style>
    <style:style style:name="gr252" style:family="graphic" style:parent-style-name="OptionalDeco">
      <style:graphic-properties fo:min-height="0.55cm" fo:min-width="3.743cm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56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57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10.5pt"/>
    </style:style>
    <style:style style:name="P3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5" style:family="paragraph"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7" style:family="paragraph">
      <loext:graphic-properties draw:fill="none"/>
      <style:paragraph-properties style:writing-mode="lr-tb"/>
      <style:text-properties fo:font-size="10pt"/>
    </style:style>
    <style:style style:name="P38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0" style:family="paragraph">
      <loext:graphic-properties draw:fill-color="#ffffff"/>
      <style:paragraph-properties style:writing-mode="lr-tb"/>
      <style:text-properties fo:font-size="10pt"/>
    </style:style>
    <style:style style:name="P41" style:family="paragraph">
      <style:paragraph-properties fo:text-align="center" style:writing-mode="lr-tb"/>
      <style:text-properties fo:font-size="10pt"/>
    </style:style>
    <style:style style:name="P42" style:family="paragraph">
      <style:paragraph-properties fo:text-align="start" style:writing-mode="lr-tb"/>
      <style:text-properties fo:font-size="10pt"/>
    </style:style>
    <style:style style:name="P43" style:family="paragraph">
      <loext:graphic-properties draw:fill-color="#ffffff"/>
      <style:paragraph-properties fo:text-align="start" style:writing-mode="lr-tb"/>
      <style:text-properties fo:font-size="10pt"/>
    </style:style>
    <style:style style:name="P44" style:family="paragraph">
      <loext:graphic-properties draw:fill-color="#ffa6a6"/>
      <style:paragraph-properties style:writing-mode="lr-tb"/>
    </style:style>
    <style:style style:name="P45" style:family="paragraph">
      <style:text-properties fo:font-size="10pt"/>
    </style:style>
    <style:style style:name="P46" style:family="paragraph"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0" style:family="paragraph">
      <style:paragraph-properties fo:margin-left="0cm" fo:margin-right="0cm" fo:text-align="center" fo:text-indent="0cm" style:writing-mode="lr-tb"/>
      <style:text-properties style:font-name="Liberation Sans1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1" style:family="paragraph">
      <style:paragraph-properties style:writing-mode="lr-tb"/>
      <style:text-properties fo:language="zxx" fo:country="none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-color="#ffffff"/>
      <style:paragraph-properties fo:text-align="start" style:writing-mode="lr-tb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6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1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6" draw:layer="layout" svg:width="5.08cm" svg:height="2.073cm" svg:x="15.605cm" svg:y="16.769cm">
          <draw:text-box>
            <text:p><text:span text:style-name="T9">Hold and Owners are used to collect a few global variables and operations. These 2 classes are never instantiated.</text:span></text:p>
            <text:p><text:span text:style-name="T9"/></text:p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29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29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3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4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3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6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5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6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5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4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3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29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19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s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2" draw:text-style-name="P37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8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39" draw:layer="layout" svg:width="3.493cm" svg:height="3.255cm" svg:x="7.032cm" svg:y="12.83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5.057cm" svg:y1="8.084cm" svg:x2="24.288cm" svg:y2="9.89cm" draw:start-shape="id82" draw:start-glue-point="7" draw:end-shape="id83" draw:end-glue-point="0" svg:d="M25057 8084v903h-769v903" svg:viewBox="0 0 770 1807">
          <text:p/>
        </draw:connector>
        <draw:custom-shape draw:style-name="gr125" draw:text-style-name="P13" xml:id="id82" draw:id="id82" draw:layer="layout" svg:width="4.747cm" svg:height="0.734cm" svg:x="21.2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.5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6.5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7.478cm" svg:height="0.774cm" svg:x="13.524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xml:id="id84" draw:id="id84" draw:layer="layout" svg:width="4.332cm" svg:height="0.734cm" svg:x="15.09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xml:id="id85" draw:id="id85" draw:layer="layout" svg:width="7.478cm" svg:height="0.734cm" svg:x="13.524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7.263cm" svg:y1="13.799cm" svg:x2="17.263cm" svg:y2="14.753cm" draw:start-shape="id84" draw:start-glue-point="2" draw:end-shape="id85" draw:end-glue-point="0" svg:d="M17263 13799v954" svg:viewBox="0 0 1 955">
          <text:p/>
        </draw:connector>
        <draw:connector draw:style-name="gr129" draw:text-style-name="P4" draw:layer="layout" svg:x1="13.623cm" svg:y1="5.029cm" svg:x2="23.633cm" svg:y2="7.35cm" draw:start-shape="id86" draw:start-glue-point="8" draw:end-shape="id82" draw:end-glue-point="0" svg:d="M13623 5029v1153h10010v1168" svg:viewBox="0 0 10011 2322">
          <text:p/>
        </draw:connector>
        <draw:connector draw:style-name="gr129" draw:text-style-name="P4" draw:layer="layout" svg:x1="13.623cm" svg:y1="5.029cm" svg:x2="3.671cm" svg:y2="7.35cm" draw:start-shape="id86" draw:start-glue-point="8" draw:end-shape="id87" draw:end-glue-point="0" svg:d="M13623 5029v1153h-9952v1168" svg:viewBox="0 0 9953 2322">
          <text:p/>
        </draw:connector>
        <draw:connector draw:style-name="gr129" draw:text-style-name="P4" draw:layer="layout" svg:x1="13.623cm" svg:y1="5.029cm" svg:x2="8.662cm" svg:y2="7.35cm" draw:start-shape="id86" draw:start-glue-point="8" draw:end-shape="id88" draw:end-glue-point="0" svg:d="M13623 5029v1153h-4961v1168" svg:viewBox="0 0 4962 2322">
          <text:p/>
        </draw:connector>
        <draw:custom-shape draw:style-name="gr125" draw:text-style-name="P13" xml:id="id89" draw:id="id89" draw:layer="layout" svg:width="4.201cm" svg:height="0.734cm" svg:x="11.5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23cm" svg:y1="5.029cm" svg:x2="13.652cm" svg:y2="7.35cm" draw:start-shape="id86" draw:start-glue-point="8" draw:end-shape="id89" draw:end-glue-point="0" svg:d="M13623 5029v1153h29v1168" svg:viewBox="0 0 30 2322">
          <text:p/>
        </draw:connector>
        <draw:custom-shape draw:style-name="gr130" draw:text-style-name="P4" xml:id="id86" draw:id="id86" draw:layer="layout" svg:width="0.317cm" svg:height="0.318cm" svg:x="13.464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40" xml:id="id90" draw:id="id90" draw:layer="layout" svg:width="4.204cm" svg:height="0.734cm" svg:x="11.5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23.633cm" svg:y1="8.084cm" svg:x2="13.622cm" svg:y2="9.791cm" draw:start-shape="id82" draw:start-glue-point="2" draw:end-shape="id90" draw:end-glue-point="0" svg:d="M23633 8084v854h-10011v853" svg:viewBox="0 0 10012 1708">
          <text:p/>
        </draw:connector>
        <draw:connector draw:style-name="gr132" draw:text-style-name="P4" draw:layer="layout" svg:x1="3.671cm" svg:y1="8.084cm" svg:x2="13.622cm" svg:y2="9.791cm" draw:start-shape="id87" draw:start-glue-point="2" draw:end-shape="id90" draw:end-glue-point="0" svg:d="M3671 8084v854h9951v853" svg:viewBox="0 0 9952 1708">
          <text:p/>
        </draw:connector>
        <draw:connector draw:style-name="gr132" draw:text-style-name="P4" draw:layer="layout" svg:x1="8.662cm" svg:y1="8.084cm" svg:x2="13.622cm" svg:y2="9.791cm" draw:start-shape="id88" draw:start-glue-point="2" draw:end-shape="id90" draw:end-glue-point="0" svg:d="M8662 8084v854h4960v853" svg:viewBox="0 0 4961 1708">
          <text:p/>
        </draw:connector>
        <draw:connector draw:style-name="gr132" draw:text-style-name="P4" draw:layer="layout" svg:x1="13.652cm" svg:y1="8.084cm" svg:x2="13.622cm" svg:y2="9.791cm" draw:start-shape="id89" draw:start-glue-point="2" draw:end-shape="id90" draw:end-glue-point="0" svg:d="M13652 8084v854h-30v853" svg:viewBox="0 0 31 1708">
          <text:p/>
        </draw:connector>
        <draw:frame draw:style-name="gr118" draw:text-style-name="P22" draw:layer="layout" svg:width="4.127cm" svg:height="4.043cm" svg:x="2.27cm" svg:y="12.83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29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9" xml:id="id83" draw:id="id83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16.54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623cm" svg:y1="5.029cm" svg:x2="18.643cm" svg:y2="7.35cm" draw:start-shape="id86" draw:start-glue-point="8" draw:end-shape="id91" draw:end-glue-point="0" svg:d="M13623 5029v1153h5020v1168" svg:viewBox="0 0 5021 2322">
          <text:p/>
        </draw:connector>
        <draw:connector draw:style-name="gr132" draw:text-style-name="P4" draw:layer="layout" svg:x1="18.643cm" svg:y1="8.084cm" svg:x2="13.622cm" svg:y2="9.791cm" draw:start-shape="id91" draw:start-glue-point="2" draw:end-shape="id90" draw:end-glue-point="0" svg:d="M18643 8084v854h-5021v853" svg:viewBox="0 0 5022 1708">
          <text:p/>
        </draw:connector>
      </draw:page>
      <draw:page draw:name="page11" draw:style-name="dp1" draw:master-page-name="Default">
        <draw:custom-shape draw:style-name="gr136" draw:text-style-name="P41" xml:id="id97" draw:id="id97" draw:layer="layout" svg:width="2.54cm" svg:height="1.505cm" svg:x="17.212cm" svg:y="10.025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39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9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3" xml:id="id102" draw:id="id102" draw:layer="layout" svg:width="13.018cm" svg:height="15.875cm" svg:x="3.857cm" svg:y="3.222cm">
          <text:p text:style-name="P42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4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4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39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39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9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5" draw:text-style-name="P40" xml:id="id144" draw:id="id144" draw:layer="layout" svg:width="4.127cm" svg:height="0.734cm" svg:x="12.569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7" draw:id="id137" draw:layer="layout" svg:width="4.168cm" svg:height="0.734cm" svg:x="12.548cm" svg:y="14.4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3" draw:id="id143" draw:layer="layout" svg:width="4.332cm" svg:height="0.734cm" svg:x="3.648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82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9" draw:id="id139" draw:layer="layout" svg:width="4.332cm" svg:height="0.734cm" svg:x="11.795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4.632cm" svg:y1="15.136cm" svg:x2="8.994cm" svg:y2="16.973cm" draw:start-shape="id137" draw:start-glue-point="2" draw:end-shape="id138" draw:end-glue-point="0" svg:d="M14632 15136v919h-5638v918" svg:viewBox="0 0 5639 1838">
          <text:p/>
        </draw:connector>
        <draw:connector draw:style-name="gr129" draw:text-style-name="P4" draw:layer="layout" svg:x1="14.632cm" svg:y1="15.136cm" svg:x2="13.961cm" svg:y2="16.973cm" draw:start-shape="id137" draw:start-glue-point="2" draw:end-shape="id139" draw:end-glue-point="0" svg:d="M14632 15136v919h-671v918" svg:viewBox="0 0 672 1838">
          <text:p/>
        </draw:connector>
        <draw:custom-shape draw:style-name="gr138" draw:text-style-name="P19" xml:id="id140" draw:id="id140" draw:layer="layout" svg:width="4.332cm" svg:height="0.734cm" svg:x="16.55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1" draw:id="id141" draw:layer="layout" svg:width="4.332cm" svg:height="0.734cm" svg:x="21.433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5" draw:id="id145" draw:layer="layout" svg:width="4.332cm" svg:height="0.734cm" svg:x="13.978cm" svg:y="19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4.127cm" svg:height="0.733cm" svg:x="12.569cm" svg:y="11.2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15.136cm" svg:x2="18.724cm" svg:y2="16.973cm" draw:start-shape="id137" draw:start-glue-point="2" draw:end-shape="id140" draw:end-glue-point="0" svg:d="M14632 15136v919h4092v918" svg:viewBox="0 0 4093 1838">
          <text:p/>
        </draw:connector>
        <draw:connector draw:style-name="gr132" draw:text-style-name="P4" draw:layer="layout" svg:x1="14.632cm" svg:y1="15.136cm" svg:x2="23.599cm" svg:y2="16.973cm" draw:start-shape="id137" draw:start-glue-point="2" draw:end-shape="id141" draw:end-glue-point="0" svg:d="M14632 15136v919h8967v918" svg:viewBox="0 0 8968 1838">
          <text:p/>
        </draw:connector>
        <draw:custom-shape draw:style-name="gr130" draw:text-style-name="P4" xml:id="id142" draw:id="id142" draw:layer="layout" svg:width="0.317cm" svg:height="0.318cm" svg:x="10.37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32cm" svg:y1="6.421cm" svg:x2="5.814cm" svg:y2="8.008cm" draw:start-shape="id142" draw:start-glue-point="8" draw:end-shape="id143" draw:end-glue-point="0" svg:d="M10532 6421v786h-4718v801" svg:viewBox="0 0 4719 1588">
          <text:p/>
        </draw:connector>
        <draw:connector draw:style-name="gr132" draw:text-style-name="P4" draw:layer="layout" svg:x1="10.532cm" svg:y1="6.421cm" svg:x2="14.632cm" svg:y2="8.008cm" draw:start-shape="id142" draw:start-glue-point="8" draw:end-shape="id144" draw:end-glue-point="0" svg:d="M10532 6421v786h4100v801" svg:viewBox="0 0 4101 1588">
          <text:p/>
        </draw:connector>
        <draw:connector draw:style-name="gr132" draw:text-style-name="P4" draw:layer="layout" svg:x1="8.994cm" svg:y1="17.707cm" svg:x2="16.144cm" svg:y2="19.816cm" draw:start-shape="id138" draw:start-glue-point="2" draw:end-shape="id145" draw:end-glue-point="0" svg:d="M8994 17707v1055h7150v1054" svg:viewBox="0 0 7151 2110">
          <text:p/>
        </draw:connector>
        <draw:connector draw:style-name="gr132" draw:text-style-name="P4" draw:layer="layout" svg:x1="13.961cm" svg:y1="17.707cm" svg:x2="16.144cm" svg:y2="19.816cm" draw:start-shape="id139" draw:start-glue-point="2" draw:end-shape="id145" draw:end-glue-point="0" svg:d="M13961 17707v1055h2183v1054" svg:viewBox="0 0 2184 2110">
          <text:p/>
        </draw:connector>
        <draw:connector draw:style-name="gr132" draw:text-style-name="P4" draw:layer="layout" svg:x1="18.724cm" svg:y1="17.707cm" svg:x2="16.144cm" svg:y2="19.816cm" draw:start-shape="id140" draw:start-glue-point="2" draw:end-shape="id145" draw:end-glue-point="0" svg:d="M18724 17707v1055h-2580v1054" svg:viewBox="0 0 2581 2110">
          <text:p/>
        </draw:connector>
        <draw:connector draw:style-name="gr132" draw:text-style-name="P4" draw:layer="layout" svg:x1="23.599cm" svg:y1="17.707cm" svg:x2="16.144cm" svg:y2="19.816cm" draw:start-shape="id141" draw:start-glue-point="2" draw:end-shape="id145" draw:end-glue-point="0" svg:d="M23599 17707v1055h-7455v1054" svg:viewBox="0 0 7456 2110">
          <text:p/>
        </draw:connector>
        <draw:custom-shape draw:style-name="gr168" draw:text-style-name="P2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69" draw:text-style-name="P29" xml:id="id146" draw:id="id146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47" draw:id="id147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772cm" svg:y1="4.274cm" svg:x2="20.772cm" svg:y2="5.228cm" draw:start-shape="id146" draw:start-glue-point="2" draw:end-shape="id147" draw:end-glue-point="0" svg:d="M20772 4274v954" svg:viewBox="0 0 1 955">
          <text:p/>
        </draw:connector>
        <draw:frame draw:style-name="gr171" draw:text-style-name="P22" draw:layer="layout" svg:width="3.493cm" svg:height="2.54cm" svg:x="2.269cm" svg:y="3.3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2" draw:text-style-name="P39" draw:layer="layout" svg:width="3.232cm" svg:height="2.467cm" svg:x="6.34cm" svg:y="3.3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67" draw:text-style-name="P19" xml:id="id148" draw:id="id148" draw:layer="layout" svg:width="4.127cm" svg:height="0.733cm" svg:x="12.569cm" svg:y="9.6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50" draw:id="id150" draw:layer="layout" svg:width="4.168cm" svg:height="0.734cm" svg:x="12.548cm" svg:y="12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4.632cm" svg:y1="8.742cm" svg:x2="14.632cm" svg:y2="9.608cm" draw:start-shape="id144" draw:start-glue-point="2" draw:end-shape="id148" draw:end-glue-point="0" svg:d="M14632 8742v866" svg:viewBox="0 0 1 867">
          <text:p/>
        </draw:connector>
        <draw:connector draw:style-name="gr149" draw:text-style-name="P9" draw:layer="layout" svg:x1="14.632cm" svg:y1="10.341cm" svg:x2="14.632cm" svg:y2="11.206cm" draw:start-shape="id148" draw:start-glue-point="2" draw:end-shape="id149" draw:end-glue-point="0" svg:d="M14632 10341v865" svg:viewBox="0 0 1 866">
          <text:p/>
        </draw:connector>
        <draw:connector draw:style-name="gr149" draw:text-style-name="P9" draw:layer="layout" svg:x1="14.632cm" svg:y1="11.939cm" svg:x2="14.632cm" svg:y2="12.804cm" draw:start-shape="id149" draw:start-glue-point="2" draw:end-shape="id150" draw:end-glue-point="0" svg:d="M14632 11939v865" svg:viewBox="0 0 1 866">
          <text:p/>
        </draw:connector>
        <draw:connector draw:style-name="gr149" draw:text-style-name="P9" draw:layer="layout" svg:x1="14.632cm" svg:y1="13.538cm" svg:x2="14.632cm" svg:y2="14.402cm" draw:start-shape="id150" draw:start-glue-point="2" draw:end-shape="id137" draw:end-glue-point="0" svg:d="M14632 13538v864" svg:viewBox="0 0 1 865">
          <text:p/>
        </draw:connector>
      </draw:page>
      <draw:page draw:name="page17" draw:style-name="dp1" draw:master-page-name="Default">
        <draw:frame draw:style-name="gr150" draw:text-style-name="P39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3" draw:id="id163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2" draw:id="id162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3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4" draw:text-style-name="P29" xml:id="id151" draw:id="id15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29" xml:id="id152" draw:id="id15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1" draw:start-glue-point="2" draw:end-shape="id152" draw:end-glue-point="0" svg:d="M20438 15069v954" svg:viewBox="0 0 1 955">
          <text:p/>
        </draw:connector>
        <draw:custom-shape draw:style-name="gr24" draw:text-style-name="P13" xml:id="id154" draw:id="id154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3" draw:id="id153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57" draw:id="id157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58" draw:id="id158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5" draw:id="id155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56" draw:id="id156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9" draw:id="id159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3" xml:id="id160" draw:id="id160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3" draw:start-glue-point="8" draw:end-shape="id154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3" draw:start-glue-point="8" draw:end-shape="id155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56" draw:start-glue-point="2" draw:end-shape="id157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3" draw:start-glue-point="8" draw:end-shape="id158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59" draw:start-glue-point="2" draw:end-shape="id157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0" draw:start-glue-point="2" draw:end-shape="id157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57" draw:start-glue-point="2" draw:end-shape="id161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57" draw:end-shape="id162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57" draw:start-glue-point="2" draw:end-shape="id163" svg:d="M13357 9337v844h-4500v844" svg:viewBox="0 0 4501 1689">
          <text:p/>
        </draw:connector>
        <draw:frame draw:style-name="gr179" draw:text-style-name="P39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0" draw:text-style-name="P29" xml:id="id170" draw:id="id170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xml:id="id164" draw:id="id164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xml:id="id166" draw:id="id166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29" xml:id="id167" draw:id="id167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9" xml:id="id168" draw:id="id168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xml:id="id165" draw:id="id165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5" draw:layer="layout" svg:x1="10.278cm" svg:y1="7.053cm" svg:x2="7.438cm" svg:y2="8.602cm" draw:start-shape="id164" draw:start-glue-point="2" draw:end-shape="id165" draw:end-glue-point="0" svg:d="M10278 7053v774h-2840v775" svg:viewBox="0 0 2841 1550">
          <text:p/>
        </draw:connector>
        <draw:connector draw:style-name="gr31" draw:text-style-name="P45" draw:layer="layout" svg:x1="10.278cm" svg:y1="7.053cm" svg:x2="12.782cm" svg:y2="8.602cm" draw:start-shape="id164" draw:start-glue-point="2" draw:end-shape="id166" draw:end-glue-point="0" svg:d="M10278 7053v774h2504v775" svg:viewBox="0 0 2505 1550">
          <text:p/>
        </draw:connector>
        <draw:connector draw:style-name="gr55" draw:text-style-name="P45" draw:layer="layout" svg:x1="14.948cm" svg:y1="8.725cm" svg:x2="17.334cm" svg:y2="10.031cm" draw:start-shape="id166" draw:start-glue-point="9" draw:end-shape="id167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66" draw:start-glue-point="8" draw:end-shape="id168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89" draw:text-style-name="P39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0" draw:text-style-name="P29" xml:id="id169" draw:id="id169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69" draw:start-glue-point="2" draw:end-shape="id170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69" draw:start-glue-point="2" draw:end-shape="id167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1" draw:text-style-name="P47" draw:layer="layout" svg:width="23.812cm" svg:height="4.127cm" svg:x="1.635cm" svg:y="4.175cm">
          <text:p text:style-name="P46"><text:span text:style-name="T17">Prescribed Sower</text:span></text:p>
          <text:p text:style-name="P46"><text:span text:style-name="T17"/></text:p>
          <draw:enhanced-geometry svg:viewBox="0 0 21600 21600" draw:type="rectangle" draw:enhanced-path="M 0 0 L 21600 0 21600 21600 0 21600 0 0 Z N"/>
        </draw:custom-shape>
        <draw:custom-shape draw:style-name="gr192" draw:text-style-name="P47" xml:id="id177" draw:id="id177" draw:layer="layout" svg:width="17.463cm" svg:height="2.788cm" svg:x="5.079cm" svg:y="10.442cm">
          <text:p text:style-name="P46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3" draw:text-style-name="P19" xml:id="id182" draw:id="id182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76" draw:id="id176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81" draw:id="id181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80" draw:id="id180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9" draw:id="id189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78" draw:id="id178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4" draw:id="id174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5" draw:id="id175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1" draw:id="id171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3" draw:id="id173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2" draw:id="id172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1" draw:start-glue-point="8" draw:end-shape="id172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1" draw:start-glue-point="8" draw:end-shape="id173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1" draw:start-glue-point="8" draw:end-shape="id174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1" draw:start-glue-point="8" draw:end-shape="id175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2" draw:start-glue-point="2" draw:end-shape="id176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3" draw:start-glue-point="2" draw:end-shape="id176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4" draw:start-glue-point="2" draw:end-shape="id176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5" draw:start-glue-point="2" draw:end-shape="id176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77" draw:start-glue-point="2" draw:end-shape="id178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77" draw:start-glue-point="2" draw:end-shape="id179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77" draw:start-glue-point="2" draw:end-shape="id180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78" draw:start-glue-point="2" draw:end-shape="id181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77" draw:start-glue-point="2" draw:end-shape="id182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77" draw:start-glue-point="2" draw:end-shape="id183" draw:end-glue-point="0" svg:d="M13810 13230v1105h-10764v1406" svg:viewBox="0 0 10765 2512">
          <text:p/>
        </draw:connector>
        <draw:custom-shape draw:style-name="gr199" draw:text-style-name="P19" xml:id="id184" draw:id="id184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77" draw:start-glue-point="2" draw:end-shape="id184" draw:end-glue-point="0" svg:d="M13810 13230v1105h2948v3317" svg:viewBox="0 0 2949 4423">
          <text:p/>
        </draw:connector>
        <draw:custom-shape draw:style-name="gr138" draw:text-style-name="P13" xml:id="id187" draw:id="id187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5" draw:id="id185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6" draw:id="id186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88" draw:id="id188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76" draw:start-glue-point="2" draw:end-shape="id185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76" draw:start-glue-point="2" draw:end-shape="id186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76" draw:start-glue-point="2" draw:end-shape="id187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77" draw:start-glue-point="2" draw:end-shape="id188" draw:end-glue-point="0" svg:d="M13810 13230v1105h6615v3311" svg:viewBox="0 0 6616 4417">
          <text:p/>
        </draw:connector>
        <draw:custom-shape draw:style-name="gr198" draw:text-style-name="P19" xml:id="id183" draw:id="id183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3" draw:start-glue-point="2" draw:end-shape="id189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5" draw:id="id205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0" draw:id="id190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1" draw:id="id191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2" draw:id="id192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8" xml:id="id193" draw:id="id193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2" draw:text-style-name="P44" xml:id="id199" draw:id="id199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0" draw:id="id200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1" draw:id="id201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637cm" draw:start-shape="id190" draw:start-glue-point="2" draw:end-shape="id191" draw:end-glue-point="0" svg:d="M9768 4967v670" svg:viewBox="0 0 1 671">
          <text:p/>
        </draw:connector>
        <draw:connector draw:style-name="gr143" draw:layer="layout" svg:x1="9.768cm" svg:y1="6.371cm" svg:x2="14.303cm" svg:y2="7.804cm" draw:start-shape="id191" draw:start-glue-point="2" draw:end-shape="id192" draw:end-glue-point="0" svg:d="M9768 6371v717h4535v716" svg:viewBox="0 0 4536 1434">
          <text:p/>
        </draw:connector>
        <draw:connector draw:style-name="gr143" draw:layer="layout" svg:x1="9.768cm" svg:y1="6.371cm" svg:x2="4.166cm" svg:y2="7.787cm" draw:start-shape="id191" draw:start-glue-point="2" draw:end-shape="id193" draw:end-glue-point="0" svg:d="M9768 6371v708h-5602v708" svg:viewBox="0 0 5603 1417">
          <text:p/>
        </draw:connector>
        <draw:custom-shape draw:style-name="gr130" draw:text-style-name="P4" xml:id="id194" draw:id="id194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4" draw:start-glue-point="8" draw:end-shape="id190" draw:end-glue-point="0" svg:d="M9767 3410v404h1v419" svg:viewBox="0 0 2 824">
          <text:p/>
        </draw:connector>
        <draw:custom-shape draw:style-name="gr203" draw:text-style-name="P13" xml:id="id197" draw:id="id197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6" draw:id="id196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8" draw:id="id198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5" draw:id="id195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39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5" draw:text-style-name="P39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6" draw:text-style-name="P39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5" draw:start-glue-point="8" draw:end-shape="id196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5" draw:start-glue-point="8" draw:end-shape="id197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5" draw:start-glue-point="8" draw:end-shape="id198" draw:end-glue-point="0" svg:d="M7455 18763v535h4649v551" svg:viewBox="0 0 4650 1087">
          <text:p/>
        </draw:connector>
        <draw:connector draw:style-name="gr132" draw:text-style-name="P4" draw:layer="layout" svg:x1="14.303cm" svg:y1="13.164cm" svg:x2="9.455cm" svg:y2="14.753cm" draw:start-shape="id199" draw:start-glue-point="2" draw:end-shape="id200" draw:end-glue-point="0" svg:d="M14303 13164v795h-4848v794" svg:viewBox="0 0 4849 1590">
          <text:p/>
        </draw:connector>
        <draw:connector draw:style-name="gr132" draw:text-style-name="P4" draw:layer="layout" svg:x1="14.303cm" svg:y1="13.164cm" svg:x2="14.331cm" svg:y2="14.753cm" draw:start-shape="id199" draw:start-glue-point="2" draw:end-shape="id201" draw:end-glue-point="0" svg:d="M14303 13164v795h28v794" svg:viewBox="0 0 29 1590">
          <text:p/>
        </draw:connector>
        <draw:connector draw:style-name="gr132" draw:text-style-name="P4" draw:layer="layout" svg:x1="14.303cm" svg:y1="13.164cm" svg:x2="19.411cm" svg:y2="14.753cm" draw:start-shape="id199" draw:start-glue-point="2" draw:end-shape="id202" draw:end-glue-point="0" svg:d="M14303 13164v795h5108v794" svg:viewBox="0 0 5109 1590">
          <text:p/>
        </draw:connector>
        <draw:custom-shape draw:style-name="gr207" draw:text-style-name="P44" xml:id="id206" draw:id="id206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07" draw:text-style-name="P44" xml:id="id204" draw:id="id204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07" draw:text-style-name="P44" xml:id="id203" draw:id="id203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03cm" svg:y1="8.538cm" svg:x2="9.284cm" svg:y2="10.126cm" draw:start-shape="id192" draw:start-glue-point="2" draw:end-shape="id203" draw:end-glue-point="0" svg:d="M14303 8538v794h-5019v794" svg:viewBox="0 0 5020 1589">
          <text:p/>
        </draw:connector>
        <draw:connector draw:style-name="gr143" draw:layer="layout" svg:x1="14.303cm" svg:y1="8.538cm" svg:x2="19.175cm" svg:y2="10.126cm" draw:start-shape="id192" draw:start-glue-point="2" draw:end-shape="id204" draw:end-glue-point="0" svg:d="M14303 8538v794h4872v794" svg:viewBox="0 0 4873 1589">
          <text:p/>
        </draw:connector>
        <draw:connector draw:style-name="gr143" draw:layer="layout" svg:x1="14.303cm" svg:y1="8.538cm" svg:x2="24.265cm" svg:y2="10.126cm" draw:start-shape="id192" draw:start-glue-point="2" draw:end-shape="id205" draw:end-glue-point="0" svg:d="M14303 8538v794h9962v794" svg:viewBox="0 0 9963 1589">
          <text:p/>
        </draw:connector>
        <draw:connector draw:style-name="gr143" draw:layer="layout" svg:x1="14.303cm" svg:y1="8.538cm" svg:x2="4.194cm" svg:y2="10.126cm" draw:start-shape="id192" draw:start-glue-point="2" draw:end-shape="id206" draw:end-glue-point="0" svg:d="M14303 8538v794h-10109v794" svg:viewBox="0 0 10110 1589">
          <text:p/>
        </draw:connector>
        <draw:connector draw:style-name="gr143" draw:layer="layout" svg:x1="4.194cm" svg:y1="10.86cm" svg:x2="14.303cm" svg:y2="12.43cm" draw:start-shape="id206" draw:start-glue-point="2" draw:end-shape="id199" draw:end-glue-point="0" svg:d="M4194 10860v785h10109v785" svg:viewBox="0 0 10110 1571">
          <text:p/>
        </draw:connector>
        <draw:connector draw:style-name="gr143" draw:layer="layout" svg:x1="9.284cm" svg:y1="10.86cm" svg:x2="14.303cm" svg:y2="12.43cm" draw:start-shape="id203" draw:start-glue-point="2" draw:end-shape="id199" draw:end-glue-point="0" svg:d="M9284 10860v785h5019v785" svg:viewBox="0 0 5020 1571">
          <text:p/>
        </draw:connector>
        <draw:connector draw:style-name="gr143" draw:layer="layout" svg:x1="19.175cm" svg:y1="10.86cm" svg:x2="14.303cm" svg:y2="12.43cm" draw:start-shape="id204" draw:start-glue-point="2" draw:end-shape="id199" draw:end-glue-point="0" svg:d="M19175 10860v785h-4872v785" svg:viewBox="0 0 4873 1571">
          <text:p/>
        </draw:connector>
        <draw:connector draw:style-name="gr143" draw:layer="layout" svg:x1="24.265cm" svg:y1="10.859cm" svg:x2="14.303cm" svg:y2="12.43cm" draw:start-shape="id205" draw:start-glue-point="2" draw:end-shape="id199" draw:end-glue-point="0" svg:d="M24265 10859v785h-9962v786" svg:viewBox="0 0 9963 1572">
          <text:p/>
        </draw:connector>
        <draw:custom-shape draw:style-name="gr207" draw:text-style-name="P44" xml:id="id207" draw:id="id207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303cm" svg:y1="8.538cm" svg:x2="14.278cm" svg:y2="10.107cm" draw:start-shape="id192" draw:start-glue-point="2" draw:end-shape="id207" draw:end-glue-point="0" svg:d="M14303 8538v785h-25v784" svg:viewBox="0 0 26 1570">
          <text:p/>
        </draw:connector>
        <draw:connector draw:style-name="gr132" draw:text-style-name="P4" draw:layer="layout" svg:x1="14.278cm" svg:y1="10.841cm" svg:x2="14.303cm" svg:y2="12.43cm" draw:start-shape="id207" draw:start-glue-point="2" draw:end-shape="id199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08" draw:text-style-name="P39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18" draw:id="id218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17" draw:id="id217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6" draw:id="id216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5" draw:id="id215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4" draw:id="id214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19" xml:id="id213" draw:id="id213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29" xml:id="id208" draw:id="id20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29" xml:id="id209" draw:id="id20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1" draw:id="id211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2" draw:id="id212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08" draw:start-glue-point="2" draw:end-shape="id209" draw:end-glue-point="0" svg:d="M7738 6496v1011" svg:viewBox="0 0 1 1012">
          <text:p/>
        </draw:connector>
        <draw:custom-shape draw:style-name="gr130" draw:text-style-name="P4" xml:id="id210" draw:id="id210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10" draw:start-glue-point="8" draw:end-shape="id211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1" draw:start-glue-point="2" draw:end-shape="id212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2" draw:start-glue-point="2" draw:end-shape="id213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3" draw:start-glue-point="2" draw:end-shape="id214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4" draw:start-glue-point="2" draw:end-shape="id215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5" draw:start-glue-point="2" draw:end-shape="id216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16" draw:start-glue-point="2" draw:end-shape="id217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17" draw:start-glue-point="2" draw:end-shape="id218" draw:end-glue-point="0" svg:d="M18321 15480v760" svg:viewBox="0 0 1 761">
          <text:p/>
        </draw:connector>
        <draw:frame draw:style-name="gr213" draw:text-style-name="P49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4" draw:text-style-name="P37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5" draw:text-style-name="P37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6" draw:text-style-name="P29" xml:id="id225" draw:id="id225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17" draw:text-style-name="P29" xml:id="id219" draw:id="id219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29" xml:id="id220" draw:id="id220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19" draw:start-glue-point="2" draw:end-shape="id220" draw:end-glue-point="0" svg:d="M7120 4140v954" svg:viewBox="0 0 1 955">
          <text:p/>
        </draw:connector>
        <draw:custom-shape draw:style-name="gr138" draw:text-style-name="P13" xml:id="id221" draw:id="id221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2" draw:id="id222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3" draw:id="id223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1" draw:start-glue-point="2" draw:end-shape="id222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2" draw:start-glue-point="2" draw:end-shape="id223" draw:end-glue-point="0" svg:d="M18724 6118v533" svg:viewBox="0 0 1 534">
          <text:p/>
        </draw:connector>
        <draw:custom-shape draw:style-name="gr130" draw:text-style-name="P4" xml:id="id224" draw:id="id224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4" draw:start-glue-point="8" draw:end-shape="id221" draw:end-glue-point="0" svg:d="M18725 3617v274h-1v289" svg:viewBox="0 0 2 564">
          <text:p/>
        </draw:connector>
        <draw:custom-shape draw:style-name="gr39" draw:text-style-name="P13" xml:id="id228" draw:id="id228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0" xml:id="id229" draw:id="id229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9">Picker</text:span></text:p>
          <text:p text:style-name="P50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4" xml:id="id232" draw:id="id232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4" xml:id="id231" draw:id="id231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0" draw:id="id230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4" xml:id="id233" draw:id="id233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51" xml:id="id226" draw:id="id226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1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2" draw:text-style-name="P29" xml:id="id227" draw:id="id227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5" draw:start-glue-point="2" draw:end-shape="id226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5" draw:start-glue-point="2" draw:end-shape="id227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3" draw:start-glue-point="2" draw:end-shape="id228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28" draw:start-glue-point="2" draw:end-shape="id229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29" draw:start-glue-point="2" draw:end-shape="id230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30" draw:start-glue-point="2" draw:end-shape="id231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30" draw:end-shape="id232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30" draw:start-glue-point="2" draw:end-shape="id233" draw:end-glue-point="0" svg:d="M18724 13417v635h3453v635" svg:viewBox="0 0 3454 1271">
          <text:p/>
        </draw:connector>
        <draw:frame draw:style-name="gr223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4" draw:text-style-name="P48" xml:id="id234" draw:id="id234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1" draw:start-glue-point="2" draw:end-shape="id234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2" draw:start-glue-point="2" draw:end-shape="id234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3" draw:start-glue-point="2" draw:end-shape="id234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5" draw:text-style-name="P53" xml:id="id245" draw:id="id245" draw:layer="layout" svg:width="24.448cm" svg:height="3.84cm" svg:x="1.952cm" svg:y="9.89cm">
          <text:p text:style-name="P52">Picker Decos</text:p>
          <draw:enhanced-geometry svg:viewBox="0 0 21600 21600" draw:type="rectangle" draw:enhanced-path="M 0 0 L 21600 0 21600 21600 0 21600 0 0 Z N"/>
        </draw:custom-shape>
        <draw:custom-shape draw:style-name="gr226" draw:text-style-name="P53" xml:id="id239" draw:id="id239" draw:layer="layout" svg:width="24.409cm" svg:height="3.81cm" svg:x="1.952cm" svg:y="14.97cm">
          <text:p text:style-name="P52">Child Decos</text:p>
          <draw:enhanced-geometry svg:viewBox="0 0 21600 21600" draw:type="rectangle" draw:enhanced-path="M 0 0 L 21600 0 21600 21600 0 21600 0 0 Z N"/>
        </draw:custom-shape>
        <draw:custom-shape draw:style-name="gr227" draw:text-style-name="P53" xml:id="id249" draw:id="id249" draw:layer="layout" svg:width="18.732cm" svg:height="5.028cm" svg:x="4.175cm" svg:y="3.592cm">
          <text:p text:style-name="P52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48" draw:id="id24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0" draw:id="id24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4" draw:id="id24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3" draw:id="id24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8" draw:id="id23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5" draw:id="id23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6" draw:id="id23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7" draw:id="id23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5" draw:start-glue-point="2" draw:end-shape="id23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5" draw:start-glue-point="2" draw:end-shape="id23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5" draw:start-glue-point="2" draw:end-shape="id238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39" draw:start-glue-point="0" draw:end-shape="id240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39" draw:start-glue-point="0" draw:end-shape="id241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39" draw:end-shape="id242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39" draw:end-shape="id243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2" draw:start-glue-point="2" draw:end-shape="id239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1" draw:start-glue-point="2" draw:end-shape="id239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40" draw:start-glue-point="2" draw:end-shape="id239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4" draw:start-glue-point="2" draw:end-shape="id239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3" draw:start-glue-point="2" draw:end-shape="id239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39" draw:start-glue-point="0" draw:end-shape="id244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5" draw:start-glue-point="0" draw:end-shape="id246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5" draw:start-glue-point="0" draw:end-shape="id247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5" draw:start-glue-point="0" draw:end-shape="id248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48" draw:start-glue-point="2" draw:end-shape="id245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46" draw:start-glue-point="2" draw:end-shape="id245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47" draw:start-glue-point="2" draw:end-shape="id245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49" draw:start-glue-point="0" draw:end-shape="id237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49" draw:start-glue-point="0" draw:end-shape="id238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38" draw:start-glue-point="2" draw:end-shape="id249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37" draw:start-glue-point="2" draw:end-shape="id249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36" draw:start-glue-point="2" draw:end-shape="id249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49" draw:start-glue-point="0" draw:end-shape="id236" draw:end-glue-point="0" svg:d="M13541 3592v900h2114v1640" svg:viewBox="0 0 2115 2541">
          <text:p/>
        </draw:connector>
        <draw:custom-shape draw:style-name="gr228" draw:text-style-name="P13" xml:id="id250" draw:id="id25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5" draw:start-glue-point="0" draw:end-shape="id250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50" draw:start-glue-point="2" draw:end-shape="id245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29" draw:text-style-name="P53" xml:id="id266" draw:id="id266" draw:layer="layout" svg:width="19.685cm" svg:height="7.302cm" svg:x="4.175cm" svg:y="11.642cm">
          <text:p text:style-name="P52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3" xml:id="id265" draw:id="id265" draw:layer="layout" svg:width="11.112cm" svg:height="6.667cm" svg:x="14.335cm" svg:y="3.54cm">
          <text:p text:style-name="P52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53" xml:id="id268" draw:id="id268" draw:layer="layout" svg:width="9.525cm" svg:height="5.08cm" svg:x="3.222cm" svg:y="4.175cm">
          <text:p text:style-name="P52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3" xml:id="id252" draw:id="id252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67" draw:id="id267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3" xml:id="id260" draw:id="id260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4" draw:id="id254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58" draw:id="id258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1" draw:id="id251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3" draw:id="id253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6" draw:id="id256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5" draw:id="id255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9" draw:id="id259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7" draw:id="id257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1" draw:start-glue-point="2" draw:end-shape="id252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3" draw:start-glue-point="2" draw:end-shape="id254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5" draw:start-glue-point="2" draw:end-shape="id256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57" draw:start-glue-point="2" draw:end-shape="id258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59" draw:start-glue-point="2" draw:end-shape="id258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56" draw:start-glue-point="2" draw:end-shape="id257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56" draw:start-glue-point="2" draw:end-shape="id259" draw:end-glue-point="0" svg:d="M19907 6262v476h2441v477" svg:viewBox="0 0 2442 954">
          <text:p/>
        </draw:connector>
        <draw:custom-shape draw:style-name="gr241" draw:text-style-name="P13" xml:id="id261" draw:id="id261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2" draw:id="id262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60" draw:start-glue-point="2" draw:end-shape="id261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2" draw:start-glue-point="2" draw:end-shape="id260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37" draw:text-style-name="P13" xml:id="id269" draw:id="id269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3" draw:id="id263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4" draw:id="id264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3" draw:start-glue-point="7" draw:end-shape="id264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5" draw:start-glue-point="0" draw:end-shape="id255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58" draw:start-glue-point="2" draw:end-shape="id265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66" draw:start-glue-point="0" draw:end-shape="id262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66" draw:start-glue-point="0" draw:end-shape="id253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66" draw:start-glue-point="0" draw:end-shape="id263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3" draw:start-glue-point="2" draw:end-shape="id266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4" draw:start-glue-point="2" draw:end-shape="id266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1" draw:start-glue-point="2" draw:end-shape="id266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67" draw:start-glue-point="2" draw:end-shape="id268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2" draw:start-glue-point="2" draw:end-shape="id268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68" draw:start-glue-point="0" draw:end-shape="id251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68" draw:end-shape="id267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66" draw:start-glue-point="0" draw:end-shape="id269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69" draw:start-glue-point="2" draw:end-shape="id264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4" draw:start-glue-point="2" draw:end-shape="id266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2" draw:text-style-name="P39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3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4" draw:text-style-name="P29" xml:id="id270" draw:id="id270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5" draw:text-style-name="P29" xml:id="id271" draw:id="id271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0" draw:start-glue-point="2" draw:end-shape="id271" draw:end-glue-point="0" svg:d="M15635 5543v1011" svg:viewBox="0 0 1 1012">
          <text:p/>
        </draw:connector>
        <draw:custom-shape draw:style-name="gr246" draw:text-style-name="P40" xml:id="id273" draw:id="id273" draw:layer="layout" svg:width="4.332cm" svg:height="0.734cm" svg:x="5.943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20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2" draw:id="id272" draw:layer="layout" svg:width="0.317cm" svg:height="0.318cm" svg:x="13.1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31cm" svg:y1="16cm" svg:x2="8.109cm" svg:y2="17.093cm" draw:start-shape="id272" draw:start-glue-point="8" draw:end-shape="id273" draw:end-glue-point="0" svg:d="M13310 16000v539h-5201v554" svg:viewBox="0 0 5202 1094">
          <text:p/>
        </draw:connector>
        <draw:custom-shape draw:style-name="gr246" draw:text-style-name="P40" xml:id="id274" draw:id="id274" draw:layer="layout" svg:width="4.332cm" svg:height="0.734cm" svg:x="16.353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31cm" svg:y1="16cm" svg:x2="18.519cm" svg:y2="17.093cm" draw:start-shape="id272" draw:start-glue-point="8" draw:end-shape="id274" draw:end-glue-point="0" svg:d="M13310 16000v539h5209v554" svg:viewBox="0 0 5210 1094">
          <text:p/>
        </draw:connector>
        <draw:frame draw:style-name="gr247" draw:text-style-name="P54" draw:layer="layout" svg:width="1.378cm" svg:height="0.577cm" svg:x="12.57cm" svg:y="14.87cm">
          <draw:text-box>
            <text:p><text:span text:style-name="T2">Quitter</text:span></text:p>
          </draw:text-box>
        </draw:frame>
        <draw:custom-shape draw:style-name="gr248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49" draw:text-style-name="P29" xml:id="id275" draw:id="id275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1" draw:start-glue-point="1" draw:end-shape="id275" draw:end-glue-point="3" svg:d="M18104 6980h1694" svg:viewBox="0 0 1695 1">
          <text:p/>
        </draw:connector>
        <draw:frame draw:style-name="gr250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246" draw:text-style-name="P40" xml:id="id276" draw:id="id276" draw:layer="layout" svg:width="4.332cm" svg:height="0.734cm" svg:x="11.13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31cm" svg:y1="16cm" svg:x2="13.302cm" svg:y2="17.093cm" draw:start-shape="id272" draw:start-glue-point="8" draw:end-shape="id276" draw:end-glue-point="0" svg:d="M13310 16000v539h-8v554" svg:viewBox="0 0 9 1094">
          <text:p/>
        </draw:connector>
      </draw:page>
      <draw:page draw:name="page26" draw:style-name="dp1" draw:master-page-name="Default">
        <draw:custom-shape draw:style-name="gr138" draw:text-style-name="P19" xml:id="id277" draw:id="id277" draw:layer="layout" svg:width="4.332cm" svg:height="0.734cm" svg:x="5.151cm" svg:y="6.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79" draw:id="id279" draw:layer="layout" svg:width="4.332cm" svg:height="0.734cm" svg:x="7.675cm" svg:y="9.5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0" xml:id="id280" draw:id="id280" draw:layer="layout" svg:width="4.332cm" svg:height="0.734cm" svg:x="5.151cm" svg:y="11.5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3" xml:id="id281" draw:id="id281" draw:layer="layout" svg:width="3.642cm" svg:height="0.734cm" svg:x="5.496cm" svg:y="12.9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0" xml:id="id283" draw:id="id283" draw:layer="layout" svg:width="4.332cm" svg:height="0.734cm" svg:x="5.151cm" svg:y="14.4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19" xml:id="id284" draw:id="id284" draw:layer="layout" svg:width="4.177cm" svg:height="0.734cm" svg:x="5.229cm" svg:y="15.9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844cm" svg:x2="7.317cm" svg:y2="7.685cm" draw:start-shape="id277" draw:start-glue-point="2" draw:end-shape="id278" draw:end-glue-point="0" svg:d="M7317 6844v841" svg:viewBox="0 0 1 842">
          <text:p/>
        </draw:connector>
        <draw:connector draw:style-name="gr132" draw:text-style-name="P4" draw:layer="layout" svg:x1="9.841cm" svg:y1="10.266cm" svg:x2="7.317cm" svg:y2="11.539cm" draw:start-shape="id279" draw:start-glue-point="2" draw:end-shape="id280" draw:end-glue-point="0" svg:d="M9841 10266v637h-2524v636" svg:viewBox="0 0 2525 1274">
          <text:p/>
        </draw:connector>
        <draw:custom-shape draw:style-name="gr253" draw:text-style-name="P29" xml:id="id286" draw:id="id286" draw:layer="layout" svg:width="4.332cm" svg:height="0.734cm" svg:x="5.151cm" svg:y="18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285" draw:id="id285" draw:layer="layout" svg:width="4.332cm" svg:height="0.734cm" svg:x="5.151cm" svg:y="17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2.273cm" svg:x2="7.317cm" svg:y2="12.946cm" draw:start-shape="id280" draw:start-glue-point="2" draw:end-shape="id281" draw:end-glue-point="0" svg:d="M7317 12273v673" svg:viewBox="0 0 1 674">
          <text:p/>
        </draw:connector>
        <draw:frame draw:style-name="gr254" draw:text-style-name="P56" draw:layer="layout" svg:width="10.159cm" svg:height="8.354cm" svg:x="15.288cm" svg:y="9.156cm">
          <draw:text-box>
            <text:p text:style-name="P55"><text:span text:style-name="T8">CLAIMER: counts owned seeds but does not move them:</text:span></text:p>
            <text:p text:style-name="P55"><text:span text:style-name="T8"><text:tab/></text:span><text:span text:style-name="T8">ClaimSeeds</text:span></text:p>
            <text:p text:style-name="P55"><text:span text:style-name="T8"><text:tab/></text:span><text:span text:style-name="T8">ChildClaimSeeds</text:span></text:p>
            <text:p text:style-name="P55"><text:span text:style-name="T8"><text:tab/></text:span><text:span text:style-name="T8">ClaimOwnSeeds</text:span></text:p>
            <text:p text:style-name="P55"><text:span text:style-name="T8"/></text:p>
            <text:p text:style-name="P55"><text:span text:style-name="T8">TAKER: seeds not in children are claimed and moved to stores:</text:span></text:p>
            <text:p text:style-name="P55"><text:span text:style-name="T8"><text:tab/></text:span><text:span text:style-name="T8">TakeOwnSeeds</text:span></text:p>
            <text:p text:style-name="P55"><text:span text:style-name="T8"><text:tab/></text:span><text:span text:style-name="T8">TakeOnlyChildNStores</text:span></text:p>
            <text:p text:style-name="P55"><text:span text:style-name="T8"><text:tab/></text:span><text:span text:style-name="T8">TakeAllUnclaimed</text:span></text:p>
            <text:p text:style-name="P55"><text:span text:style-name="T8"/></text:p>
            <text:p text:style-name="P55"><text:span text:style-name="T8">DIVVY: unclaimed seeds are split between players:</text:span></text:p>
            <text:p text:style-name="P55"><text:span text:style-name="T8"><text:tab/></text:span><text:span text:style-name="T8">DivvySeedsStores</text:span></text:p>
            <text:p text:style-name="P55"><text:span text:style-name="T8"><text:tab/></text:span><text:span text:style-name="T8">DivvySeedsChildOnly</text:span></text:p>
            <text:p text:style-name="P55"><text:span text:style-name="T8"/></text:p>
            <text:p text:style-name="P55"><text:span text:style-name="T8"/></text:p>
            <text:p text:style-name="P55"><text:span text:style-name="T8">Note:</text:span></text:p>
            <text:p text:style-name="P55"><text:span text:style-name="T8">* Uses get_allowable_holes</text:span></text:p>
          </draw:text-box>
        </draw:frame>
        <draw:custom-shape draw:style-name="gr130" draw:text-style-name="P4" xml:id="id282" draw:id="id282" draw:layer="layout" svg:width="0.317cm" svg:height="0.318cm" svg:x="13.08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944cm" svg:x2="7.317cm" svg:y2="6.11cm" draw:start-shape="id282" draw:start-glue-point="8" draw:end-shape="id277" draw:end-glue-point="0" svg:d="M13242 4944v575h-5925v591" svg:viewBox="0 0 5926 1167">
          <text:p/>
        </draw:connector>
        <draw:connector draw:style-name="gr132" draw:text-style-name="P4" draw:layer="layout" svg:x1="7.317cm" svg:y1="13.68cm" svg:x2="7.317cm" svg:y2="14.452cm" draw:start-shape="id281" draw:start-glue-point="2" draw:end-shape="id283" draw:end-glue-point="0" svg:d="M7317 13680v772" svg:viewBox="0 0 1 773">
          <text:p/>
        </draw:connector>
        <draw:connector draw:style-name="gr132" draw:text-style-name="P4" draw:layer="layout" svg:x1="7.317cm" svg:y1="15.186cm" svg:x2="7.317cm" svg:y2="15.959cm" draw:start-shape="id283" draw:start-glue-point="2" draw:end-shape="id284" draw:end-glue-point="0" svg:d="M7317 15186v773" svg:viewBox="0 0 1 774">
          <text:p/>
        </draw:connector>
        <draw:connector draw:style-name="gr132" draw:text-style-name="P4" draw:layer="layout" svg:x1="7.317cm" svg:y1="16.693cm" svg:x2="7.317cm" svg:y2="17.466cm" draw:start-shape="id284" draw:start-glue-point="2" draw:end-shape="id285" draw:end-glue-point="0" svg:d="M7317 16693v773" svg:viewBox="0 0 1 774">
          <text:p/>
        </draw:connector>
        <draw:connector draw:style-name="gr132" draw:text-style-name="P4" draw:layer="layout" svg:x1="7.317cm" svg:y1="18.2cm" svg:x2="7.317cm" svg:y2="18.973cm" draw:start-shape="id285" draw:start-glue-point="2" draw:end-shape="id286" draw:end-glue-point="0" svg:d="M7317 18200v773" svg:viewBox="0 0 1 774">
          <text:p/>
        </draw:connector>
        <draw:frame draw:style-name="gr255" draw:text-style-name="P54" draw:layer="layout" svg:width="1.239cm" svg:height="0.577cm" svg:x="12.569cm" svg:y="3.775cm">
          <draw:text-box>
            <text:p><text:span text:style-name="T2">Ender</text:span></text:p>
          </draw:text-box>
        </draw:frame>
        <draw:custom-shape draw:style-name="gr256" draw:text-style-name="P40" xml:id="id287" draw:id="id287" draw:layer="layout" svg:width="4.762cm" svg:height="0.734cm" svg:x="10.843cm" svg:y="6.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944cm" svg:x2="13.224cm" svg:y2="6.11cm" draw:start-shape="id282" draw:start-glue-point="8" draw:end-shape="id287" draw:end-glue-point="0" svg:d="M13242 4944v575h-18v591" svg:viewBox="0 0 19 1167">
          <text:p/>
        </draw:connector>
        <draw:custom-shape draw:style-name="gr257" draw:text-style-name="P40" xml:id="id288" draw:id="id288" draw:layer="layout" svg:width="3.88cm" svg:height="0.734cm" svg:x="16.805cm" svg:y="6.0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944cm" svg:x2="18.745cm" svg:y2="6.096cm" draw:start-shape="id282" draw:start-glue-point="8" draw:end-shape="id288" draw:end-glue-point="0" svg:d="M13242 4944v568h5503v584" svg:viewBox="0 0 5504 1153">
          <text:p/>
        </draw:connector>
        <draw:custom-shape draw:style-name="gr138" draw:text-style-name="P19" xml:id="id289" draw:id="id289" draw:layer="layout" svg:width="4.332cm" svg:height="0.734cm" svg:x="2.695cm" svg:y="9.5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8.419cm" svg:x2="4.861cm" svg:y2="9.532cm" draw:start-shape="id278" draw:start-glue-point="2" draw:end-shape="id289" draw:end-glue-point="0" svg:d="M7317 8419v557h-2456v556" svg:viewBox="0 0 2457 1114">
          <text:p/>
        </draw:connector>
        <draw:connector draw:style-name="gr132" draw:text-style-name="P4" draw:layer="layout" svg:x1="4.861cm" svg:y1="10.266cm" svg:x2="7.317cm" svg:y2="11.539cm" draw:start-shape="id289" draw:start-glue-point="2" draw:end-shape="id280" draw:end-glue-point="0" svg:d="M4861 102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78" draw:id="id278" draw:layer="layout" svg:width="4.332cm" svg:height="0.734cm" svg:x="5.151cm" svg:y="7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8.419cm" svg:x2="9.841cm" svg:y2="9.532cm" draw:start-shape="id278" draw:start-glue-point="2" draw:end-shape="id279" draw:end-glue-point="0" svg:d="M7317 8419v557h2524v556" svg:viewBox="0 0 2525 11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0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7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9H50M46S</meta:editing-duration>
    <meta:editing-cycles>154</meta:editing-cycles>
    <meta:generator>LibreOffice/7.3.2.2$Windows_X86_64 LibreOffice_project/49f2b1bff42cfccbd8f788c8dc32c1c309559be0</meta:generator>
    <dc:date>2025-02-17T17:55:44.553000000</dc:date>
    <meta:print-date>2024-09-14T06:59:08.945000000</meta:print-date>
    <meta:document-statistic meta:object-count="724"/>
  </office:meta>
</office:document-meta>
</file>